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14"/>
          <table:table-cell office:value-type="string" calcext:value-type="string">
            <text:p>commercial pipet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asurement</text:p>
          </table:table-cell>
          <table:table-cell office:value-type="string" calcext:value-type="string">
            <text:p>printed pipette</text:p>
          </table:table-cell>
          <table:table-cell table:number-columns-repeated="3"/>
          <table:table-cell office:value-type="string" calcext:value-type="string">
            <text:p>trial</text:p>
          </table:table-cell>
          <table:table-cell office:value-type="string" calcext:value-type="string">
            <text:p>200 uL</text:p>
          </table:table-cell>
          <table:table-cell office:value-type="string" calcext:value-type="string">
            <text:p>50 uL</text:p>
          </table:table-cell>
          <table:table-cell office:value-type="string" calcext:value-type="string">
            <text:p>20 uL</text:p>
          </table:table-cell>
          <table:table-cell table:number-columns-repeated="3"/>
          <table:table-cell office:value-type="string" calcext:value-type="string">
            <text:p>measurement</text:p>
          </table:table-cell>
          <table:table-cell office:value-type="string" calcext:value-type="string">
            <text:p>200 uL</text:p>
          </table:table-cell>
          <table:table-cell office:value-type="string" calcext:value-type="string">
            <text:p>50 uL</text:p>
          </table:table-cell>
          <table:table-cell office:value-type="string" calcext:value-type="string">
            <text:p>20 uL</text:p>
          </table:table-cell>
        </table:table-row>
        <table:table-row table:style-name="ro1">
          <table:table-cell office:value-type="string" calcext:value-type="string">
            <text:p>200 uL</text:p>
          </table:table-cell>
          <table:table-cell office:value-type="float" office:value="1" calcext:value-type="float">
            <text:p>1</text:p>
          </table:table-cell>
          <table:table-cell office:value-type="float" office:value="0.1929" calcext:value-type="float">
            <text:p>0.1929</text:p>
          </table:table-cell>
          <table:table-cell office:value-type="float" office:value="0.1994" calcext:value-type="float">
            <text:p>0.1994</text:p>
          </table:table-cell>
          <table:table-cell office:value-type="float" office:value="0.1943" calcext:value-type="float">
            <text:p>0.19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9546" calcext:value-type="float">
            <text:p>0.19546</text:p>
          </table:table-cell>
          <table:table-cell office:value-type="float" office:value="0.05478" calcext:value-type="float">
            <text:p>0.05478</text:p>
          </table:table-cell>
          <table:table-cell office:value-type="float" office:value="0.01886" calcext:value-type="float">
            <text:p>0.0188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052" calcext:value-type="float">
            <text:p>0.2052</text:p>
          </table:table-cell>
          <table:table-cell office:value-type="float" office:value="0.05" calcext:value-type="float">
            <text:p>0.05</text:p>
          </table:table-cell>
          <table:table-cell office:value-type="float" office:value="0.0198" calcext:value-type="float">
            <text:p>0.019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928" calcext:value-type="float">
            <text:p>0.1928</text:p>
          </table:table-cell>
          <table:table-cell office:value-type="float" office:value="0.2001" calcext:value-type="float">
            <text:p>0.2001</text:p>
          </table:table-cell>
          <table:table-cell office:value-type="float" office:value="0.1915" calcext:value-type="float">
            <text:p>0.19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9898" calcext:value-type="float">
            <text:p>0.19898</text:p>
          </table:table-cell>
          <table:table-cell office:value-type="float" office:value="0.05152" calcext:value-type="float">
            <text:p>0.05152</text:p>
          </table:table-cell>
          <table:table-cell office:value-type="float" office:value="0.01956" calcext:value-type="float">
            <text:p>0.0195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2082" calcext:value-type="float">
            <text:p>0.2082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922" calcext:value-type="float">
            <text:p>0.1922</text:p>
          </table:table-cell>
          <table:table-cell office:value-type="float" office:value="0.1997" calcext:value-type="float">
            <text:p>0.1997</text:p>
          </table:table-cell>
          <table:table-cell office:value-type="float" office:value="0.1953" calcext:value-type="float">
            <text:p>0.19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9484" calcext:value-type="float">
            <text:p>0.19484</text:p>
          </table:table-cell>
          <table:table-cell office:value-type="float" office:value="0.05428" calcext:value-type="float">
            <text:p>0.05428</text:p>
          </table:table-cell>
          <table:table-cell office:value-type="float" office:value="0.02008" calcext:value-type="float">
            <text:p>0.0200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2065" calcext:value-type="float">
            <text:p>0.2065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072" calcext:value-type="float">
            <text:p>0.2072</text:p>
          </table:table-cell>
          <table:table-cell office:value-type="float" office:value="0.1995" calcext:value-type="float">
            <text:p>0.1995</text:p>
          </table:table-cell>
          <table:table-cell office:value-type="float" office:value="0.1961" calcext:value-type="float">
            <text:p>0.1961</text:p>
          </table:table-cell>
          <table:table-cell/>
          <table:table-cell office:value-type="string" calcext:value-type="string">
            <text:p>ave</text:p>
          </table:table-cell>
          <table:table-cell table:style-name="ce1" table:formula="of:=AVERAGE([.H4:.H6])" office:value-type="float" office:value="0.196426666666667" calcext:value-type="float">
            <text:p>0.1964266667</text:p>
          </table:table-cell>
          <table:table-cell table:style-name="ce1" table:formula="of:=AVERAGE([.I4:.I6])" office:value-type="float" office:value="0.0535266666666667" calcext:value-type="float">
            <text:p>0.0535266667</text:p>
          </table:table-cell>
          <table:table-cell table:style-name="ce1" table:formula="of:=AVERAGE([.J4:.J6])" office:value-type="float" office:value="0.0195" calcext:value-type="float">
            <text:p>0.0195</text:p>
          </table:table-cell>
          <table:table-cell table:style-name="ce1" table:number-columns-repeated="3"/>
          <table:table-cell office:value-type="float" office:value="4" calcext:value-type="float">
            <text:p>4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922" calcext:value-type="float">
            <text:p>0.1922</text:p>
          </table:table-cell>
          <table:table-cell office:value-type="float" office:value="0.1962" calcext:value-type="float">
            <text:p>0.1962</text:p>
          </table:table-cell>
          <table:table-cell office:value-type="float" office:value="0.197" calcext:value-type="float">
            <text:p>0.197</text:p>
          </table:table-cell>
          <table:table-cell/>
          <table:table-cell office:value-type="string" calcext:value-type="string">
            <text:p>Std-sample</text:p>
          </table:table-cell>
          <table:table-cell table:formula="of:=STDEV([.H4:.H6])" office:value-type="float" office:value="0.002232875574978" calcext:value-type="float">
            <text:p>0.0022328756</text:p>
          </table:table-cell>
          <table:table-cell table:formula="of:=STDEV([.I4:.I6])" office:value-type="float" office:value="0.00175571447944515" calcext:value-type="float">
            <text:p>0.0017557145</text:p>
          </table:table-cell>
          <table:table-cell table:formula="of:=STDEV([.J4:.J6])" office:value-type="float" office:value="0.00061220911460056" calcext:value-type="float">
            <text:p>0.000612209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2072" calcext:value-type="float">
            <text:p>0.2072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1" table:formula="of:=AVERAGE([.C4:.C8])" office:value-type="float" office:value="0.19546" calcext:value-type="float">
            <text:p>0.19546</text:p>
          </table:table-cell>
          <table:table-cell table:style-name="ce1" table:formula="of:=AVERAGE([.D4:.D8])" office:value-type="float" office:value="0.19898" calcext:value-type="float">
            <text:p>0.19898</text:p>
          </table:table-cell>
          <table:table-cell table:style-name="ce1" table:formula="of:=AVERAGE([.E4:.E8])" office:value-type="float" office:value="0.19484" calcext:value-type="float">
            <text:p>0.19484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0.2028" calcext:value-type="float">
            <text:p>0.2028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198" calcext:value-type="float">
            <text:p>0.0198</text:p>
          </table:table-cell>
        </table:table-row>
        <table:table-row table:style-name="ro1">
          <table:table-cell table:number-columns-repeated="13"/>
          <table:table-cell office:value-type="float" office:value="7" calcext:value-type="float">
            <text:p>7</text:p>
          </table:table-cell>
          <table:table-cell office:value-type="float" office:value="0.2044" calcext:value-type="float">
            <text:p>0.2044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 table:number-columns-repeated="7"/>
          <table:table-cell table:formula="of:=[.H7]*1000" office:value-type="float" office:value="196.426666666667" calcext:value-type="float">
            <text:p>196.4266666667</text:p>
          </table:table-cell>
          <table:table-cell table:formula="of:=[.I7]*1000" office:value-type="float" office:value="53.5266666666667" calcext:value-type="float">
            <text:p>53.5266666667</text:p>
          </table:table-cell>
          <table:table-cell table:formula="of:=[.J7]*1000" office:value-type="float" office:value="19.5" calcext:value-type="float">
            <text:p>19.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2014" calcext:value-type="float">
            <text:p>0.2014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number-columns-repeated="7"/>
          <table:table-cell table:formula="of:=[.H8]*1000" office:value-type="float" office:value="2.232875574978" calcext:value-type="float">
            <text:p>2.232875575</text:p>
          </table:table-cell>
          <table:table-cell table:formula="of:=[.I8]*1000" office:value-type="float" office:value="1.75571447944515" calcext:value-type="float">
            <text:p>1.7557144794</text:p>
          </table:table-cell>
          <table:table-cell table:formula="of:=[.J8]*1000" office:value-type="float" office:value="0.61220911460056" calcext:value-type="float">
            <text:p>0.61220911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50 uL</text:p>
          </table:table-cell>
          <table:table-cell office:value-type="float" office:value="1" calcext:value-type="float">
            <text:p>1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544" calcext:value-type="float">
            <text:p>0.05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0.201" calcext:value-type="float">
            <text:p>0.201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199" calcext:value-type="float">
            <text:p>0.019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546" calcext:value-type="float">
            <text:p>0.0546</text:p>
          </table:table-cell>
          <table:table-cell table:number-columns-repeated="2"/>
          <table:table-cell table:formula="of:=[.O14]*1000" office:value-type="float" office:value="204.46" calcext:value-type="float">
            <text:p>204.46</text:p>
          </table:table-cell>
          <table:table-cell table:formula="of:=[.P14]*1000" office:value-type="float" office:value="49.9" calcext:value-type="float">
            <text:p>49.9</text:p>
          </table:table-cell>
          <table:table-cell table:formula="of:=[.Q14]*1000" office:value-type="float" office:value="19.87" calcext:value-type="float">
            <text:p>19.87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formula="of:=AVERAGE([.O4:.O13])" office:value-type="float" office:value="0.20446" calcext:value-type="float">
            <text:p>0.20446</text:p>
          </table:table-cell>
          <table:table-cell table:formula="of:=AVERAGE([.P4:.P13])" office:value-type="float" office:value="0.0499" calcext:value-type="float">
            <text:p>0.0499</text:p>
          </table:table-cell>
          <table:table-cell table:formula="of:=AVERAGE([.Q4:.Q13])" office:value-type="float" office:value="0.01987" calcext:value-type="float">
            <text:p>0.0198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517" calcext:value-type="float">
            <text:p>0.0517</text:p>
          </table:table-cell>
          <table:table-cell office:value-type="float" office:value="0.0544" calcext:value-type="float">
            <text:p>0.0544</text:p>
          </table:table-cell>
          <table:table-cell table:number-columns-repeated="2"/>
          <table:table-cell table:formula="of:=[.O15]*1000" office:value-type="float" office:value="2.90639142427704" calcext:value-type="float">
            <text:p>2.9063914243</text:p>
          </table:table-cell>
          <table:table-cell table:formula="of:=[.P15]*1000" office:value-type="float" office:value="0.141421356237311" calcext:value-type="float">
            <text:p>0.1414213562</text:p>
          </table:table-cell>
          <table:table-cell table:formula="of:=[.Q15]*1000" office:value-type="float" office:value="0.163639169448448" calcext:value-type="float">
            <text:p>0.1636391694</text:p>
          </table:table-cell>
          <table:table-cell table:number-columns-repeated="3"/>
          <table:table-cell office:value-type="string" calcext:value-type="string">
            <text:p>Std-sample</text:p>
          </table:table-cell>
          <table:table-cell table:formula="of:=STDEV([.O4:.O13])" office:value-type="float" office:value="0.00290639142427704" calcext:value-type="float">
            <text:p>0.0029063914</text:p>
          </table:table-cell>
          <table:table-cell table:formula="of:=STDEV([.P4:.P13])" office:value-type="float" office:value="0.000141421356237311" calcext:value-type="float">
            <text:p>0.0001414214</text:p>
          </table:table-cell>
          <table:table-cell table:formula="of:=STDEV([.Q4:.Q13])" office:value-type="float" office:value="0.000163639169448448" calcext:value-type="float">
            <text:p>0.000163639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54" calcext:value-type="float">
            <text:p>0.0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513" calcext:value-type="float">
            <text:p>0.0513</text:p>
          </table:table-cell>
          <table:table-cell office:value-type="float" office:value="0.054" calcext:value-type="float">
            <text:p>0.05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1" table:formula="of:=AVERAGE([.C13:.C17])" office:value-type="float" office:value="0.05478" calcext:value-type="float">
            <text:p>0.05478</text:p>
          </table:table-cell>
          <table:table-cell table:style-name="ce1" table:formula="of:=AVERAGE([.D13:.D17])" office:value-type="float" office:value="0.05152" calcext:value-type="float">
            <text:p>0.05152</text:p>
          </table:table-cell>
          <table:table-cell table:style-name="ce1" table:formula="of:=AVERAGE([.E13:.E17])" office:value-type="float" office:value="0.05428" calcext:value-type="float">
            <text:p>0.05428</text:p>
          </table:table-cell>
          <table:table-cell table:number-columns-repeated="12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20 uL</text:p>
          </table:table-cell>
          <table:table-cell office:value-type="float" office:value="1" calcext:value-type="float">
            <text:p>1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2" calcext:value-type="float">
            <text:p>0.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201" calcext:value-type="float">
            <text:p>0.02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199" calcext:value-type="float">
            <text:p>0.01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205" calcext:value-type="float">
            <text:p>0.02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199" calcext:value-type="float">
            <text:p>0.019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1" table:formula="of:=AVERAGE([.C22:.C26])" office:value-type="float" office:value="0.01886" calcext:value-type="float">
            <text:p>0.01886</text:p>
          </table:table-cell>
          <table:table-cell table:style-name="ce1" table:formula="of:=AVERAGE([.D22:.D26])" office:value-type="float" office:value="0.01956" calcext:value-type="float">
            <text:p>0.01956</text:p>
          </table:table-cell>
          <table:table-cell table:style-name="ce1" table:formula="of:=AVERAGE([.E22:.E26])" office:value-type="float" office:value="0.02008" calcext:value-type="float">
            <text:p>0.02008</text:p>
          </table:table-cell>
          <table:table-cell table:number-columns-repeated="12"/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float" office:value="196.426666666667" calcext:value-type="float">
            <text:p>196.4266666667</text:p>
          </table:table-cell>
          <table:table-cell office:value-type="float" office:value="53.5266666666667" calcext:value-type="float">
            <text:p>53.5266666667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/>
          <table:table-cell office:value-type="float" office:value="2.232875574978" calcext:value-type="float">
            <text:p>2.232875575</text:p>
          </table:table-cell>
          <table:table-cell office:value-type="float" office:value="1.75571447944515" calcext:value-type="float">
            <text:p>1.7557144794</text:p>
          </table:table-cell>
          <table:table-cell office:value-type="float" office:value="0.61220911460056" calcext:value-type="float">
            <text:p>0.612209114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04.46" calcext:value-type="float">
            <text:p>204.46</text:p>
          </table:table-cell>
          <table:table-cell office:value-type="float" office:value="49.9" calcext:value-type="float">
            <text:p>49.9</text:p>
          </table:table-cell>
          <table:table-cell office:value-type="float" office:value="19.87" calcext:value-type="float">
            <text:p>19.87</text:p>
          </table:table-cell>
        </table:table-row>
        <table:table-row table:style-name="ro1">
          <table:table-cell/>
          <table:table-cell office:value-type="float" office:value="2.90639142427704" calcext:value-type="float">
            <text:p>2.9063914243</text:p>
          </table:table-cell>
          <table:table-cell office:value-type="float" office:value="0.141421356237311" calcext:value-type="float">
            <text:p>0.1414213562</text:p>
          </table:table-cell>
          <table:table-cell office:value-type="float" office:value="0.163639169448448" calcext:value-type="float">
            <text:p>0.163639169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200 uL</text:p>
          </table:table-cell>
          <table:table-cell office:value-type="string" calcext:value-type="string">
            <text:p>50 uL</text:p>
          </table:table-cell>
          <table:table-cell office:value-type="string" calcext:value-type="string">
            <text:p>20 uL</text:p>
          </table:table-cell>
        </table:table-row>
        <table:table-row table:style-name="ro1">
          <table:table-cell office:value-type="string" calcext:value-type="string">
            <text:p>printed pipette</text:p>
          </table:table-cell>
          <table:table-cell office:value-type="string" calcext:value-type="string">
            <text:p>196.4 +/- 2.2</text:p>
          </table:table-cell>
          <table:table-cell office:value-type="string" calcext:value-type="string">
            <text:p>53.5 +/- 1.8</text:p>
          </table:table-cell>
          <table:table-cell office:value-type="string" calcext:value-type="string">
            <text:p>19.5 +/- 0.6</text:p>
          </table:table-cell>
        </table:table-row>
        <table:table-row table:style-name="ro1">
          <table:table-cell office:value-type="string" calcext:value-type="string">
            <text:p>commercial pipette</text:p>
          </table:table-cell>
          <table:table-cell office:value-type="string" calcext:value-type="string">
            <text:p>204.5 +/- 2.9</text:p>
          </table:table-cell>
          <table:table-cell office:value-type="string" calcext:value-type="string">
            <text:p>49.9 +/- 0.1</text:p>
          </table:table-cell>
          <table:table-cell office:value-type="string" calcext:value-type="string">
            <text:p>19.9 +/- 0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2T14:12:11.518907000</meta:creation-date>
    <dc:date>2015-01-12T16:59:10.357699000</dc:date>
    <meta:editing-duration>PT15M</meta:editing-duration>
    <meta:editing-cycles>1</meta:editing-cycles>
    <meta:document-statistic meta:table-count="2" meta:cell-count="189" meta:object-count="0"/>
    <meta:generator>LibreOffice/4.2.8.2$MacOSX_x86 LibreOffice_project/48d50dbfc06349262c9d50868e5c1f630a573ebd</meta:generator>
  </office:meta>
</office:document-meta>
</file>